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.normalizeAndPrint( char c , boolean isAttValu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riter.printUsag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Wri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.normalizeAndPrint( String s , boolean isAt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setOutput( Out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tartElement( String uri , String local , String raw , Attributes att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Writ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endElement( String uri , String local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characters( char ch [ ]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iter.comment( char ch [ ]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normalizeAndPrint( char [ ] ch , int offset , int length , boolean isAt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er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riter.processingInstruction( String target , String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it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.setCanonical( boolean canon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.sortAttributes( Attributes 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riter.setOutput( java . io .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.main( String argv [ ]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8">
            <text:p text:style-name="Table_20_Contents">8</text:p>
          </table:table-cell>
          <table:table-cell office:value-type="float" office:value="261">
            <text:p text:style-name="Table_20_Contents">2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